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6pt" svg:height="255.23pt" svg:x="100.69pt" svg:y="325.28pt">
            <draw:object draw:notify-on-update-of-ranges="Sheet1.K15:Sheet1.K22 Sheet1.L14:Sheet1.L14 Sheet1.L15:Sheet1.L22 Sheet1.M14:Sheet1.M14 Sheet1.M15:Sheet1.M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835.91pt" svg:y="307.19pt">
            <draw:object draw:notify-on-update-of-ranges="Sheet1.G15:Sheet1.G22 Sheet1.H14:Sheet1.H14 Sheet1.H15:Sheet1.H22 Sheet1.I14:Sheet1.I14 Sheet1.I15:Sheet1.I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89.23pt" svg:height="32.31pt" svg:x="1081.73pt" svg:y="82.8pt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cmd=draw</text:p>
          </table:table-cell>
          <table:table-cell table:style-name="ce4" office:value-type="string" calcext:value-type="string">
            <text:p>lib=pthread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style-name="ce1" office:value-type="string" calcext:value-type="string">
            <text:p>cmd=draw</text:p>
          </table:table-cell>
          <table:table-cell table:style-name="ce4" office:value-type="string" calcext:value-type="string">
            <text:p>lib=tbb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style-name="ce1" office:value-type="string" calcext:value-type="string">
            <text:p>cmd=limits</text:p>
          </table:table-cell>
          <table:table-cell table:style-name="ce4" office:value-type="string" calcext:value-type="string">
            <text:p>lib=pthread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style-name="ce1" office:value-type="string" calcext:value-type="string">
            <text:p>cmd=limits</text:p>
          </table:table-cell>
          <table:table-cell table:style-name="ce4" office:value-type="string" calcext:value-type="string">
            <text:p>lib=tbb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table:style-name="ce7" office:value-type="string" calcext:value-type="string">
            <text:p>elapsed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table:style-name="ce7" office:value-type="string" calcext:value-type="string">
            <text:p>elapsed</text:p>
          </table:table-cell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table:style-name="ce7" office:value-type="string" calcext:value-type="string">
            <text:p>elaps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6.017" calcext:value-type="float">
            <text:p>6.017</text:p>
          </table:table-cell>
          <table:table-cell office:value-type="float" office:value="6.177" calcext:value-type="float">
            <text:p>6.17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17" calcext:value-type="float">
            <text:p>0.117</text:p>
          </table:table-cell>
          <table:table-cell office:value-type="float" office:value="6.133" calcext:value-type="float">
            <text:p>6.133</text:p>
          </table:table-cell>
          <table:table-cell table:style-name="ce7" office:value-type="float" office:value="6.253" calcext:value-type="float">
            <text:p>6.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table:style-name="ce7" office:value-type="float" office:value="1.85" calcext:value-type="float">
            <text:p>1.8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7" calcext:value-type="float">
            <text:p>1.777</text:p>
          </table:table-cell>
          <table:table-cell table:style-name="ce7" office:value-type="float" office:value="1.777" calcext:value-type="float">
            <text:p>1.7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office:value-type="float" office:value="8.147" calcext:value-type="float">
            <text:p>8.147</text:p>
          </table:table-cell>
          <table:table-cell office:value-type="float" office:value="4.227" calcext:value-type="float">
            <text:p>4.22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3.41" calcext:value-type="float">
            <text:p>3.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497" calcext:value-type="float">
            <text:p>2.497</text:p>
          </table:table-cell>
          <table:table-cell table:style-name="ce7" office:value-type="float" office:value="1.263" calcext:value-type="float">
            <text:p>1.26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3.337" calcext:value-type="float">
            <text:p>3.337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3" calcext:value-type="float">
            <text:p>0.203</text:p>
          </table:table-cell>
          <table:table-cell office:value-type="float" office:value="10.013" calcext:value-type="float">
            <text:p>10.013</text:p>
          </table:table-cell>
          <table:table-cell office:value-type="float" office:value="3.997" calcext:value-type="float">
            <text:p>3.99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office:value-type="float" office:value="13.147" calcext:value-type="float">
            <text:p>13.147</text:p>
          </table:table-cell>
          <table:table-cell table:style-name="ce7" office:value-type="float" office:value="3.447" calcext:value-type="float">
            <text:p>3.4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table:style-name="ce7" office:value-type="float" office:value="1.143" calcext:value-type="float">
            <text:p>1.14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3.847" calcext:value-type="float">
            <text:p>3.847</text:p>
          </table:table-cell>
          <table:table-cell table:style-name="ce7" office:value-type="float" office:value="0.993" calcext:value-type="float">
            <text:p>0.9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12.337" calcext:value-type="float">
            <text:p>12.337</text:p>
          </table:table-cell>
          <table:table-cell office:value-type="float" office:value="3.49" calcext:value-type="float">
            <text:p>3.4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32" calcext:value-type="float">
            <text:p>0.32</text:p>
          </table:table-cell>
          <table:table-cell office:value-type="float" office:value="13.123" calcext:value-type="float">
            <text:p>13.123</text:p>
          </table:table-cell>
          <table:table-cell table:style-name="ce7" office:value-type="float" office:value="3.463" calcext:value-type="float">
            <text:p>3.4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23" calcext:value-type="float">
            <text:p>3.723</text:p>
          </table:table-cell>
          <table:table-cell table:style-name="ce7" office:value-type="float" office:value="0.973" calcext:value-type="float">
            <text:p>0.97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013" calcext:value-type="float">
            <text:p>0.013</text:p>
          </table:table-cell>
          <table:table-cell office:value-type="float" office:value="3.86" calcext:value-type="float">
            <text:p>3.86</text:p>
          </table:table-cell>
          <table:table-cell table:style-name="ce7" office:value-type="float" office:value="0.997" calcext:value-type="float">
            <text:p>0.9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7" calcext:value-type="float">
            <text:p>0.237</text:p>
          </table:table-cell>
          <table:table-cell office:value-type="float" office:value="12.007" calcext:value-type="float">
            <text:p>12.007</text:p>
          </table:table-cell>
          <table:table-cell office:value-type="float" office:value="3.563" calcext:value-type="float">
            <text:p>3.56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.303" calcext:value-type="float">
            <text:p>0.303</text:p>
          </table:table-cell>
          <table:table-cell office:value-type="float" office:value="13.123" calcext:value-type="float">
            <text:p>13.123</text:p>
          </table:table-cell>
          <table:table-cell table:style-name="ce7" office:value-type="float" office:value="3.453" calcext:value-type="float">
            <text:p>3.4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.583" calcext:value-type="float">
            <text:p>3.583</text:p>
          </table:table-cell>
          <table:table-cell table:style-name="ce7" office:value-type="float" office:value="1.01" calcext:value-type="float">
            <text:p>1.0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3.91" calcext:value-type="float">
            <text:p>3.91</text:p>
          </table:table-cell>
          <table:table-cell table:style-name="ce7" office:value-type="float" office:value="1.007" calcext:value-type="float">
            <text:p>1.00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7" calcext:value-type="float">
            <text:p>0.277</text:p>
          </table:table-cell>
          <table:table-cell office:value-type="float" office:value="12.363" calcext:value-type="float">
            <text:p>12.363</text:p>
          </table:table-cell>
          <table:table-cell office:value-type="float" office:value="3.487" calcext:value-type="float">
            <text:p>3.48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office:value-type="float" office:value="13.21" calcext:value-type="float">
            <text:p>13.21</text:p>
          </table:table-cell>
          <table:table-cell table:style-name="ce7" office:value-type="float" office:value="3.463" calcext:value-type="float">
            <text:p>3.4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style-name="ce7" office:value-type="float" office:value="1.003" calcext:value-type="float">
            <text:p>1.003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873" calcext:value-type="float">
            <text:p>3.87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3" calcext:value-type="float">
            <text:p>0.243</text:p>
          </table:table-cell>
          <table:table-cell office:value-type="float" office:value="12.51" calcext:value-type="float">
            <text:p>12.51</text:p>
          </table:table-cell>
          <table:table-cell office:value-type="float" office:value="3.483" calcext:value-type="float">
            <text:p>3.483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0.287" calcext:value-type="float">
            <text:p>0.287</text:p>
          </table:table-cell>
          <table:table-cell office:value-type="float" office:value="13.197" calcext:value-type="float">
            <text:p>13.197</text:p>
          </table:table-cell>
          <table:table-cell table:style-name="ce7" office:value-type="float" office:value="3.477" calcext:value-type="float">
            <text:p>3.4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0.027" calcext:value-type="float">
            <text:p>0.027</text:p>
          </table:table-cell>
          <table:table-cell office:value-type="float" office:value="3.877" calcext:value-type="float">
            <text:p>3.877</text:p>
          </table:table-cell>
          <table:table-cell table:style-name="ce7" office:value-type="float" office:value="1.003" calcext:value-type="float">
            <text:p>1.003</text:p>
          </table:table-cell>
          <table:table-cell table:number-columns-repeated="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0.257" calcext:value-type="float">
            <text:p>0.257</text:p>
          </table:table-cell>
          <table:table-cell table:style-name="ce5" office:value-type="float" office:value="12.59" calcext:value-type="float">
            <text:p>12.59</text:p>
          </table:table-cell>
          <table:table-cell table:style-name="ce8" office:value-type="float" office:value="3.457" calcext:value-type="float">
            <text:p>3.457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13.17" calcext:value-type="float">
            <text:p>13.17</text:p>
          </table:table-cell>
          <table:table-cell table:style-name="ce8" office:value-type="float" office:value="3.467" calcext:value-type="float">
            <text:p>3.467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.743" calcext:value-type="float">
            <text:p>3.743</text:p>
          </table:table-cell>
          <table:table-cell table:style-name="ce8" office:value-type="float" office:value="0.997" calcext:value-type="float">
            <text:p>0.997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0.023" calcext:value-type="float">
            <text:p>0.023</text:p>
          </table:table-cell>
          <table:table-cell table:style-name="ce5" office:value-type="float" office:value="3.88" calcext:value-type="float">
            <text:p>3.88</text:p>
          </table:table-cell>
          <table:table-cell table:style-name="ce8" office:value-type="float" office:value="1.007" calcext:value-type="float">
            <text:p>1.00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md=draw</text:p>
          </table:table-cell>
          <table:table-cell table:style-name="ce4" office:value-type="string" calcext:value-type="string">
            <text:p>lib=serial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2"/>
          <table:table-cell table:style-name="ce1" office:value-type="string" calcext:value-type="string">
            <text:p>calcul de f pour limits</text:p>
          </table:table-cell>
          <table:table-cell table:style-name="ce4"/>
          <table:table-cell table:style-name="ce6"/>
          <table:table-cell/>
          <table:table-cell table:style-name="ce1" office:value-type="string" calcext:value-type="string">
            <text:p>calcul de f pour draw</text:p>
          </table:table-cell>
          <table:table-cell table:style-name="ce4"/>
          <table:table-cell table:style-name="ce6"/>
          <table:table-cell/>
          <table:table-cell table:style-name="ce1" office:value-type="string" calcext:value-type="string">
            <text:p>calcul de p pour limits</text:p>
          </table:table-cell>
          <table:table-cell table:style-name="ce4"/>
          <table:table-cell table:style-name="ce6"/>
          <table:table-cell/>
          <table:table-cell table:style-name="ce1" office:value-type="string" calcext:value-type="string">
            <text:p>calcul de p pour draw</text:p>
          </table:table-cell>
          <table:table-cell table:style-name="ce4"/>
          <table:table-cell table:style-name="ce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0.123" calcext:value-type="float">
            <text:p>0.123</text:p>
          </table:table-cell>
          <table:table-cell table:style-name="ce5" office:value-type="float" office:value="6.08" calcext:value-type="float">
            <text:p>6.08</text:p>
          </table:table-cell>
          <table:table-cell table:style-name="ce8" office:value-type="float" office:value="6.207" calcext:value-type="float">
            <text:p>6.207</text:p>
          </table:table-cell>
          <table:table-cell table:number-columns-repeated="2"/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TBB</text:p>
          </table:table-cell>
          <table:table-cell table:style-name="ce7" office:value-type="string" calcext:value-type="string">
            <text:p>pthread</text:p>
          </table:table-cell>
          <table:table-cell/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TBB</text:p>
          </table:table-cell>
          <table:table-cell office:value-type="string" calcext:value-type="string">
            <text:p>pthread</text:p>
          </table:table-cell>
          <table:table-cell/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TBB</text:p>
          </table:table-cell>
          <table:table-cell table:style-name="ce7" office:value-type="string" calcext:value-type="string">
            <text:p>pthread</text:p>
          </table:table-cell>
          <table:table-cell/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TBB</text:p>
          </table:table-cell>
          <table:table-cell table:style-name="ce7" office:value-type="string" calcext:value-type="string">
            <text:p>pthread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[.$D$18]/[.P3]" office:value-type="float" office:value="1.00337647720878" calcext:value-type="float">
            <text:p>1.0033764772</text:p>
          </table:table-cell>
          <table:table-cell table:style-name="ce7" table:formula="of:=[.$D$18]/[.L3]" office:value-type="float" office:value="0.963783783783784" calcext:value-type="float">
            <text:p>0.963783783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formula="of:=[.$D$14]/[.H3]" office:value-type="float" office:value="0.992643531105069" calcext:value-type="float">
            <text:p>0.9926435311</text:p>
          </table:table-cell>
          <table:table-cell table:formula="of:=[.$D$14]/[.D3]" office:value-type="float" office:value="1.00485672656629" calcext:value-type="float">
            <text:p>1.0048567266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[.O15]*(([.P4]-[.$D$18])/(([.O15]-1)*[.$D$18]))" office:value-type="float" office:value="-0.833426808749299" calcext:value-type="float">
            <text:p>-0.8334268087</text:p>
          </table:table-cell>
          <table:table-cell table:formula="of:=[.O15]*(([.L4]-[.$D$18])/(([.O15]-1)*[.$D$18]))" office:value-type="float" office:value="-0.583286595625351" calcext:value-type="float">
            <text:p>-0.5832865956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[.S15]*(([.H4]-[.$D$14])/(([.S15]-1)*[.$D$14]))" office:value-type="float" office:value="-0.901240534879974" calcext:value-type="float">
            <text:p>-0.9012405349</text:p>
          </table:table-cell>
          <table:table-cell table:formula="of:=[.S15]*(([.D4]-[.$D$14])/(([.S15]-1)*[.$D$14]))" office:value-type="float" office:value="-0.637989366843886" calcext:value-type="float">
            <text:p>-0.6379893668</text:p>
          </table:table-cell>
        </table:table-row>
        <table:table-row table:style-name="ro1">
          <table:table-cell table:style-name="ce1" office:value-type="string" calcext:value-type="string">
            <text:p>cmd=limits</text:p>
          </table:table-cell>
          <table:table-cell table:style-name="ce4" office:value-type="string" calcext:value-type="string">
            <text:p>lib=serial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[.$D$18]/[.P4]" office:value-type="float" office:value="1.71442307692308" calcext:value-type="float">
            <text:p>1.7144230769</text:p>
          </table:table-cell>
          <table:table-cell table:style-name="ce7" table:formula="of:=[.$D$18]/[.L4]" office:value-type="float" office:value="1.4117181314331" calcext:value-type="float">
            <text:p>1.411718131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[.$D$14]/[.H4]" office:value-type="float" office:value="1.82023460410557" calcext:value-type="float">
            <text:p>1.8202346041</text:p>
          </table:table-cell>
          <table:table-cell table:formula="of:=[.$D$14]/[.D4]" office:value-type="float" office:value="1.46841731724627" calcext:value-type="float">
            <text:p>1.468417317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[.O16]*(([.P5]-[.$D$18])/(([.O16]-1)*[.$D$18]))" office:value-type="float" office:value="-0.664610207515423" calcext:value-type="float">
            <text:p>-0.6646102075</text:p>
          </table:table-cell>
          <table:table-cell table:formula="of:=[.O16]*(([.L5]-[.$D$18])/(([.O16]-1)*[.$D$18]))" office:value-type="float" office:value="-0.538418395961862" calcext:value-type="float">
            <text:p>-0.53841839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[.S16]*(([.H5]-[.$D$14])/(([.S16]-1)*[.$D$14]))" office:value-type="float" office:value="-0.666988883518608" calcext:value-type="float">
            <text:p>-0.6669888835</text:p>
          </table:table-cell>
          <table:table-cell table:formula="of:=[.S16]*(([.D5]-[.$D$14])/(([.S16]-1)*[.$D$14]))" office:value-type="float" office:value="-0.534074432092798" calcext:value-type="float">
            <text:p>-0.5340744321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[.$D$18]/[.P5]" office:value-type="float" office:value="1.79556898288016" calcext:value-type="float">
            <text:p>1.7955689829</text:p>
          </table:table-cell>
          <table:table-cell table:style-name="ce7" table:formula="of:=[.$D$18]/[.L5]" office:value-type="float" office:value="1.55993000874891" calcext:value-type="float">
            <text:p>1.559930008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[.$D$14]/[.H5]" office:value-type="float" office:value="1.80069625761532" calcext:value-type="float">
            <text:p>1.8006962576</text:p>
          </table:table-cell>
          <table:table-cell table:formula="of:=[.$D$14]/[.D5]" office:value-type="float" office:value="1.55291468601451" calcext:value-type="float">
            <text:p>1.55291468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[.O17]*(([.P6]-[.$D$18])/(([.O17]-1)*[.$D$18]))" office:value-type="float" office:value="-0.587773415591699" calcext:value-type="float">
            <text:p>-0.5877734156</text:p>
          </table:table-cell>
          <table:table-cell table:formula="of:=[.O17]*(([.L6]-[.$D$18])/(([.O17]-1)*[.$D$18]))" office:value-type="float" office:value="-0.605720695457095" calcext:value-type="float">
            <text:p>-0.605720695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[.S17]*(([.H6]-[.$D$14])/(([.S17]-1)*[.$D$14]))" office:value-type="float" office:value="-0.589442027818055" calcext:value-type="float">
            <text:p>-0.5894420278</text:p>
          </table:table-cell>
          <table:table-cell table:formula="of:=[.S17]*(([.D6]-[.$D$14])/(([.S17]-1)*[.$D$14]))" office:value-type="float" office:value="-0.58364212448311" calcext:value-type="float">
            <text:p>-0.583642124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783" calcext:value-type="float">
            <text:p>1.783</text:p>
          </table:table-cell>
          <table:table-cell table:style-name="ce8" office:value-type="float" office:value="1.783" calcext:value-type="float">
            <text:p>1.783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formula="of:=[.$D$18]/[.P6]" office:value-type="float" office:value="1.78836509528586" calcext:value-type="float">
            <text:p>1.7883650953</text:p>
          </table:table-cell>
          <table:table-cell table:style-name="ce7" table:formula="of:=[.$D$18]/[.L6]" office:value-type="float" office:value="1.83247687564234" calcext:value-type="float">
            <text:p>1.832476875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[.$D$14]/[.H6]" office:value-type="float" office:value="1.79237655212244" calcext:value-type="float">
            <text:p>1.7923765521</text:p>
          </table:table-cell>
          <table:table-cell table:formula="of:=[.$D$14]/[.D6]" office:value-type="float" office:value="1.77851002865329" calcext:value-type="float">
            <text:p>1.7785100287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formula="of:=[.O18]*(([.P7]-[.$D$18])/(([.O18]-1)*[.$D$18]))" office:value-type="float" office:value="-0.544026920919798" calcext:value-type="float">
            <text:p>-0.5440269209</text:p>
          </table:table-cell>
          <table:table-cell table:formula="of:=[.O18]*(([.L7]-[.$D$18])/(([.O18]-1)*[.$D$18]))" office:value-type="float" office:value="-0.541923724060572" calcext:value-type="float">
            <text:p>-0.541923724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formula="of:=[.S18]*(([.H7]-[.$D$14])/(([.S18]-1)*[.$D$14]))" office:value-type="float" office:value="-0.55461575640406" calcext:value-type="float">
            <text:p>-0.5546157564</text:p>
          </table:table-cell>
          <table:table-cell table:formula="of:=[.S18]*(([.D7]-[.$D$14])/(([.S18]-1)*[.$D$14]))" office:value-type="float" office:value="-0.532463347833092" calcext:value-type="float">
            <text:p>-0.532463347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formula="of:=[.$D$18]/[.P7]" office:value-type="float" office:value="1.77060575968222" calcext:value-type="float">
            <text:p>1.7706057597</text:p>
          </table:table-cell>
          <table:table-cell table:style-name="ce7" table:formula="of:=[.$D$18]/[.L7]" office:value-type="float" office:value="1.76534653465347" calcext:value-type="float">
            <text:p>1.7653465347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formula="of:=[.$D$14]/[.H7]" office:value-type="float" office:value="1.79756733275413" calcext:value-type="float">
            <text:p>1.7975673328</text:p>
          </table:table-cell>
          <table:table-cell table:formula="of:=[.$D$14]/[.D7]" office:value-type="float" office:value="1.74207128824025" calcext:value-type="float">
            <text:p>1.742071288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formula="of:=[.O19]*(([.P8]-[.$D$18])/(([.O19]-1)*[.$D$18]))" office:value-type="float" office:value="-0.526977005047673" calcext:value-type="float">
            <text:p>-0.526977005</text:p>
          </table:table-cell>
          <table:table-cell table:formula="of:=[.O19]*(([.L8]-[.$D$18])/(([.O19]-1)*[.$D$18]))" office:value-type="float" office:value="-0.524957936062816" calcext:value-type="float">
            <text:p>-0.524957936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formula="of:=[.S19]*(([.H8]-[.$D$14])/(([.S19]-1)*[.$D$14]))" office:value-type="float" office:value="-0.530497825036249" calcext:value-type="float">
            <text:p>-0.530497825</text:p>
          </table:table-cell>
          <table:table-cell table:formula="of:=[.S19]*(([.D8]-[.$D$14])/(([.S19]-1)*[.$D$14]))" office:value-type="float" office:value="-0.525857902368294" calcext:value-type="float">
            <text:p>-0.525857902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formula="of:=[.$D$18]/[.P8]" office:value-type="float" office:value="1.783" calcext:value-type="float">
            <text:p>1.783</text:p>
          </table:table-cell>
          <table:table-cell table:style-name="ce7" table:formula="of:=[.$D$18]/[.L8]" office:value-type="float" office:value="1.77766699900299" calcext:value-type="float">
            <text:p>1.777666999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formula="of:=[.$D$14]/[.H8]" office:value-type="float" office:value="1.79237655212244" calcext:value-type="float">
            <text:p>1.7923765521</text:p>
          </table:table-cell>
          <table:table-cell table:formula="of:=[.$D$14]/[.D8]" office:value-type="float" office:value="1.78004014912532" calcext:value-type="float">
            <text:p>1.780040149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formula="of:=[.O20]*(([.P9]-[.$D$18])/(([.O20]-1)*[.$D$18]))" office:value-type="float" office:value="-0.510375771172182" calcext:value-type="float">
            <text:p>-0.5103757712</text:p>
          </table:table-cell>
          <table:table-cell table:formula="of:=[.O20]*(([.L9]-[.$D$18])/(([.O20]-1)*[.$D$18]))" office:value-type="float" office:value="-0.512338754907459" calcext:value-type="float">
            <text:p>-0.5123387549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formula="of:=[.S20]*(([.H9]-[.$D$14])/(([.S20]-1)*[.$D$14]))" office:value-type="float" office:value="-0.51313033671661" calcext:value-type="float">
            <text:p>-0.5131303367</text:p>
          </table:table-cell>
          <table:table-cell table:formula="of:=[.S20]*(([.D9]-[.$D$14])/(([.S20]-1)*[.$D$14]))" office:value-type="float" office:value="-0.512002577734816" calcext:value-type="float">
            <text:p>-0.512002577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formula="of:=[.$D$18]/[.P9]" office:value-type="float" office:value="1.77766699900299" calcext:value-type="float">
            <text:p>1.777666999</text:p>
          </table:table-cell>
          <table:table-cell table:style-name="ce7" table:formula="of:=[.$D$18]/[.L9]" office:value-type="float" office:value="1.783" calcext:value-type="float">
            <text:p>1.783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formula="of:=[.$D$14]/[.H9]" office:value-type="float" office:value="1.78515962036238" calcext:value-type="float">
            <text:p>1.7851596204</text:p>
          </table:table-cell>
          <table:table-cell table:formula="of:=[.$D$14]/[.D9]" office:value-type="float" office:value="1.78208440999139" calcext:value-type="float">
            <text:p>1.7820844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formula="of:=[.O21]*(([.P10]-[.$D$18])/(([.O21]-1)*[.$D$18]))" office:value-type="float" office:value="-0.497396041983815" calcext:value-type="float">
            <text:p>-0.497396042</text:p>
          </table:table-cell>
          <table:table-cell table:formula="of:=[.O21]*(([.L10]-[.$D$18])/(([.O21]-1)*[.$D$18]))" office:value-type="float" office:value="-0.503805784792885" calcext:value-type="float">
            <text:p>-0.503805784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formula="of:=[.S21]*(([.H10]-[.$D$14])/(([.S21]-1)*[.$D$14]))" office:value-type="float" office:value="-0.504499528182467" calcext:value-type="float">
            <text:p>-0.5044995282</text:p>
          </table:table-cell>
          <table:table-cell table:formula="of:=[.S21]*(([.D10]-[.$D$14])/(([.S21]-1)*[.$D$14]))" office:value-type="float" office:value="-0.506340767336417" calcext:value-type="float">
            <text:p>-0.506340767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 table:formula="of:=[.$D$18]/[.P10]" office:value-type="float" office:value="1.77060575968222" calcext:value-type="float">
            <text:p>1.7706057597</text:p>
          </table:table-cell>
          <table:table-cell table:style-name="ce8" table:formula="of:=[.$D$18]/[.L10]" office:value-type="float" office:value="1.78836509528586" calcext:value-type="float">
            <text:p>1.788365095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5" table:formula="of:=[.$D$14]/[.H10]" office:value-type="float" office:value="1.79030862417075" calcext:value-type="float">
            <text:p>1.7903086242</text:p>
          </table:table-cell>
          <table:table-cell table:formula="of:=[.$D$14]/[.D10]" office:value-type="float" office:value="1.79548741683541" calcext:value-type="float">
            <text:p>1.7954874168</text:p>
          </table:table-cell>
          <table:table-cell/>
          <table:table-cell table:style-name="ce3" office:value-type="string" calcext:value-type="string">
            <text:p>moyenne:</text:p>
          </table:table-cell>
          <table:table-cell table:style-name="ce5" table:formula="of:=AVERAGE([.P15:.P21])" office:value-type="float" office:value="-0.594940881568556" calcext:value-type="float">
            <text:p>-0.5949408816</text:p>
          </table:table-cell>
          <table:table-cell table:style-name="ce5" table:formula="of:=AVERAGE([.Q15:.Q21])" office:value-type="float" office:value="-0.544350269552577" calcext:value-type="float">
            <text:p>-0.5443502696</text:p>
          </table:table-cell>
          <table:table-cell/>
          <table:table-cell table:style-name="ce3" office:value-type="string" calcext:value-type="string">
            <text:p>moyenne:</text:p>
          </table:table-cell>
          <table:table-cell table:style-name="ce5" table:formula="of:=AVERAGE([.T15:.T21])" office:value-type="float" office:value="-0.608630698936575" calcext:value-type="float">
            <text:p>-0.6086306989</text:p>
          </table:table-cell>
          <table:table-cell table:style-name="ce5" table:formula="of:=AVERAGE([.U15:.U21])" office:value-type="float" office:value="-0.547481502670345" calcext:value-type="float">
            <text:p>-0.5474815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0:59:09.076883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22:44:40.838748287</meta:creation-date>
    <dc:date>2015-10-06T14:46:50.519125759</dc:date>
    <meta:editing-duration>PT4H25M44S</meta:editing-duration>
    <meta:editing-cycles>6</meta:editing-cycles>
    <meta:generator>LibreOffice/4.4.2.2$Linux_X86_64 LibreOffice_project/40m0$Build-2</meta:generator>
    <meta:document-statistic meta:table-count="1" meta:cell-count="2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145cm" svg:y="0.316cm" chart:style-name="ch2">
          <text:p>Calcul de f(ti) pour la commande draw</text:p>
        </chart:title>
        <chart:legend chart:legend-position="end" svg:x="13.516cm" svg:y="3.954cm" style:legend-expansion="high" chart:style-name="ch3"/>
        <chart:plot-area chart:style-name="ch4" table:cell-range-address="Sheet1.K14:Sheet1.M22" chart:data-source-has-labels="both" svg:x="1.33cm" svg:y="1.301cm" svg:width="11.867cm" svg:height="6.543cm">
          <chartooo:coordinate-region svg:x="2.057cm" svg:y="1.5cm" svg:width="11.046cm" svg:height="5.697cm"/>
          <chart:axis chart:dimension="x" chart:name="primary-x" chart:style-name="ch5" chartooo:axis-type="auto">
            <chartooo:date-scale/>
            <chart:title svg:x="6.372cm" svg:y="8.024cm" chart:style-name="ch6">
              <text:p>Nb. threads</text:p>
            </chart:title>
            <chart:categories table:cell-range-address="Sheet1.K15:Sheet1.K22"/>
          </chart:axis>
          <chart:axis chart:dimension="y" chart:name="primary-y" chart:style-name="ch7">
            <chart:title svg:x="0.451cm" svg:y="4.894cm" chart:style-name="ch8">
              <text:p>f(ti) </text:p>
            </chart:title>
            <chart:grid chart:style-name="ch9" chart:class="major"/>
          </chart:axis>
          <chart:series chart:style-name="ch10" chart:values-cell-range-address="Sheet1.L15:Sheet1.L22" chart:label-cell-address="Sheet1.L14:Sheet1.L14" chart:class="chart:line">
            <chart:data-point chart:repeated="8"/>
          </chart:series>
          <chart:series chart:style-name="ch11" chart:values-cell-range-address="Sheet1.M15:Sheet1.M22" chart:label-cell-address="Sheet1.M14:Sheet1.M1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BB</text:p>
                <draw:g>
                  <svg:desc>Sheet1.L14:Sheet1.L14</svg:desc>
                </draw:g>
              </table:table-cell>
              <table:table-cell office:value-type="string">
                <text:p>pthread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K15:Sheet1.K22</svg:desc>
                </draw:g>
              </table:table-cell>
              <table:table-cell office:value-type="float" office:value="0.992643531105069">
                <text:p>0.992643531105069</text:p>
                <draw:g>
                  <svg:desc>Sheet1.L15:Sheet1.L22</svg:desc>
                </draw:g>
              </table:table-cell>
              <table:table-cell office:value-type="float" office:value="1.00485672656629">
                <text:p>1.00485672656629</text:p>
                <draw:g>
                  <svg:desc>Sheet1.M15:Sheet1.M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2023460410557">
                <text:p>1.82023460410557</text:p>
              </table:table-cell>
              <table:table-cell office:value-type="float" office:value="1.46841731724627">
                <text:p>1.468417317246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0069625761532">
                <text:p>1.80069625761532</text:p>
              </table:table-cell>
              <table:table-cell office:value-type="float" office:value="1.55291468601451">
                <text:p>1.552914686014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9237655212244">
                <text:p>1.79237655212244</text:p>
              </table:table-cell>
              <table:table-cell office:value-type="float" office:value="1.77851002865329">
                <text:p>1.7785100286532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79756733275413">
                <text:p>1.79756733275413</text:p>
              </table:table-cell>
              <table:table-cell office:value-type="float" office:value="1.74207128824025">
                <text:p>1.742071288240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9237655212244">
                <text:p>1.79237655212244</text:p>
              </table:table-cell>
              <table:table-cell office:value-type="float" office:value="1.78004014912532">
                <text:p>1.780040149125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78515962036238">
                <text:p>1.78515962036238</text:p>
              </table:table-cell>
              <table:table-cell office:value-type="float" office:value="1.78208440999139">
                <text:p>1.782084409991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9030862417075">
                <text:p>1.79030862417075</text:p>
              </table:table-cell>
              <table:table-cell office:value-type="float" office:value="1.79548741683541">
                <text:p>1.79548741683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093cm" svg:y="0.316cm" chart:style-name="ch2">
          <text:p>Calcul de f(ti) pour la commande limits</text:p>
        </chart:title>
        <chart:legend chart:legend-position="end" svg:x="13.516cm" svg:y="3.955cm" style:legend-expansion="high" chart:style-name="ch3"/>
        <chart:plot-area chart:style-name="ch4" table:cell-range-address="Sheet1.G14:Sheet1.I22" chart:data-source-has-labels="both" svg:x="1.33cm" svg:y="1.301cm" svg:width="11.867cm" svg:height="6.544cm">
          <chartooo:coordinate-region svg:x="2.057cm" svg:y="1.501cm" svg:width="11.046cm" svg:height="5.698cm"/>
          <chart:axis chart:dimension="x" chart:name="primary-x" chart:style-name="ch5" chartooo:axis-type="auto">
            <chartooo:date-scale/>
            <chart:title svg:x="6.372cm" svg:y="8.025cm" chart:style-name="ch6">
              <text:p>Nb. threads</text:p>
            </chart:title>
            <chart:categories table:cell-range-address="Sheet1.G15:Sheet1.G22"/>
          </chart:axis>
          <chart:axis chart:dimension="y" chart:name="primary-y" chart:style-name="ch7">
            <chart:title svg:x="0.451cm" svg:y="4.855cm" chart:style-name="ch8">
              <text:p>f(ti)</text:p>
            </chart:title>
            <chart:grid chart:style-name="ch9" chart:class="major"/>
          </chart:axis>
          <chart:series chart:style-name="ch10" chart:values-cell-range-address="Sheet1.H15:Sheet1.H22" chart:label-cell-address="Sheet1.H14:Sheet1.H14" chart:class="chart:line">
            <chart:data-point chart:repeated="8"/>
          </chart:series>
          <chart:series chart:style-name="ch11" chart:values-cell-range-address="Sheet1.I15:Sheet1.I22" chart:label-cell-address="Sheet1.I14:Sheet1.I1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BB</text:p>
                <draw:g>
                  <svg:desc>Sheet1.H14:Sheet1.H14</svg:desc>
                </draw:g>
              </table:table-cell>
              <table:table-cell office:value-type="string">
                <text:p>pthread</text:p>
                <draw:g>
                  <svg:desc>Sheet1.I14:Sheet1.I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G15:Sheet1.G22</svg:desc>
                </draw:g>
              </table:table-cell>
              <table:table-cell office:value-type="float" office:value="1.00337647720878">
                <text:p>1.00337647720878</text:p>
                <draw:g>
                  <svg:desc>Sheet1.H15:Sheet1.H22</svg:desc>
                </draw:g>
              </table:table-cell>
              <table:table-cell office:value-type="float" office:value="0.963783783783784">
                <text:p>0.963783783783784</text:p>
                <draw:g>
                  <svg:desc>Sheet1.I15:Sheet1.I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1442307692308">
                <text:p>1.71442307692308</text:p>
              </table:table-cell>
              <table:table-cell office:value-type="float" office:value="1.4117181314331">
                <text:p>1.41171813143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9556898288016">
                <text:p>1.79556898288016</text:p>
              </table:table-cell>
              <table:table-cell office:value-type="float" office:value="1.55993000874891">
                <text:p>1.559930008748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8836509528586">
                <text:p>1.78836509528586</text:p>
              </table:table-cell>
              <table:table-cell office:value-type="float" office:value="1.83247687564234">
                <text:p>1.832476875642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77060575968222">
                <text:p>1.77060575968222</text:p>
              </table:table-cell>
              <table:table-cell office:value-type="float" office:value="1.76534653465347">
                <text:p>1.7653465346534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83">
                <text:p>1.783</text:p>
              </table:table-cell>
              <table:table-cell office:value-type="float" office:value="1.77766699900299">
                <text:p>1.777666999002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77766699900299">
                <text:p>1.77766699900299</text:p>
              </table:table-cell>
              <table:table-cell office:value-type="float" office:value="1.783">
                <text:p>1.7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7060575968222">
                <text:p>1.77060575968222</text:p>
              </table:table-cell>
              <table:table-cell office:value-type="float" office:value="1.78836509528586">
                <text:p>1.788365095285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i>i</mi>
          </mrow>
          <mo fence="true" stretchy="false">)</mo>
        </mrow>
        <mo stretchy="false">=</mo>
        <mfrac>
          <mrow>
            <mrow>
              <mo stretchy="false">−</mo>
              <mi>i</mi>
            </mrow>
            <mo stretchy="false">⋅</mo>
            <mrow>
              <mo fence="true" stretchy="false">(</mo>
              <mrow>
                <mrow>
                  <msub>
                    <mi>t</mi>
                    <mi>i</mi>
                  </msub>
                  <mo stretchy="false">−</mo>
                  <msub>
                    <mi>t</mi>
                    <mi>s</mi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i>i</mi>
                  <mo stretchy="false">−</mo>
                  <mn>1</mn>
                </mrow>
              </mrow>
              <mo fence="true" stretchy="false">)</mo>
            </mrow>
            <mo stretchy="false">⋅</mo>
            <msub>
              <mi>t</mi>
              <mi>s</mi>
            </msub>
          </mrow>
        </mfrac>
      </mrow>
    </mrow>
    <annotation encoding="StarMath 5.0">p(i) = {-i cdot (t_i - t_s)} over {(i - 1) cdot t_s}</annotation>
  </semantics>
</math>
</file>